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99ccff" draw:textarea-horizontal-align="center" draw:textarea-vertical-align="middle" draw:shadow="visible" draw:shadow-offset-x="0.1cm" draw:shadow-offset-y="0.1cm" draw:shadow-opacity="50%"/>
    </style:style>
    <style:style style:name="gr2"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visible" draw:shadow-offset-x="0.1cm" draw:shadow-offset-y="0.1cm" draw:shadow-opacity="50%"/>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draw:shadow="visible" draw:shadow-offset-x="0.1cm" draw:shadow-offset-y="0.1cm" draw:shadow-opacity="50%"/>
    </style:style>
    <style:style style:name="gr5" style:family="graphic" style:parent-style-name="standard">
      <style:graphic-properties draw:fill-color="#ffffcc" draw:textarea-horizontal-align="justify" draw:textarea-vertical-align="middle" draw:auto-grow-height="false" fo:min-height="0cm" fo:min-width="0cm" fo:wrap-option="no-wrap" draw:shadow="visible" draw:shadow-offset-x="0.1cm" draw:shadow-offset-y="0.1cm" draw:shadow-opacity="50%"/>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start="Arrow" draw:marker-start-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style:text-position="sub 58%" fo:font-family="'Courier New'" style:font-style-name="Normal" style:font-family-generic="modern" style:font-pitch="fixed" fo:font-size="9pt" style:font-size-asian="18pt" style:font-size-complex="18pt"/>
    </style:style>
    <style:style style:name="P3" style:family="paragraph">
      <style:paragraph-properties fo:text-align="center"/>
      <style:text-properties fo:font-family="'Courier New'" style:font-style-name="Normal" style:font-family-generic="modern" style:font-pitch="fixed" fo:font-size="9pt"/>
    </style:style>
    <style:style style:name="P4" style:family="paragraph">
      <style:paragraph-properties fo:text-align="center"/>
      <style:text-properties fo:font-family="'Courier New'" style:font-style-name="Normal" style:font-family-generic="modern" style:font-pitch="fixed" fo:font-size="9pt" style:font-size-asian="18pt" style:font-size-complex="18pt"/>
    </style:style>
    <style:style style:name="T1" style:family="text">
      <style:text-properties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4cm" svg:height="1.5cm" svg:x="1cm" svg:y="2.1cm">
          <text:p text:style-name="P1">HTTP Client</text:p>
        </draw:rect>
        <draw:rect draw:style-name="gr2" draw:text-style-name="P1" draw:layer="layout" svg:width="4cm" svg:height="1.4cm" svg:x="1cm" svg:y="13.5cm">
          <text:p text:style-name="P1">Network</text:p>
        </draw:rect>
        <draw:line draw:style-name="gr3" draw:text-style-name="P2" draw:layer="layout" svg:x1="2.308cm" svg:y1="3.716cm" svg:x2="2.296cm" svg:y2="13.5cm">
          <text:p text:style-name="P2">Request</text:p>
        </draw:line>
        <draw:line draw:name="Response" draw:style-name="gr3" draw:text-style-name="P2" draw:layer="layout" svg:x1="3.5cm" svg:y1="13.5cm" svg:x2="3.5cm" svg:y2="3.72cm">
          <text:p text:style-name="P2">Response</text:p>
        </draw:line>
        <draw:rect draw:style-name="gr4" draw:text-style-name="P1" draw:layer="layout" svg:width="6cm" svg:height="1.5cm" svg:x="6.5cm" svg:y="10cm">
          <text:p text:style-name="P1">Connection Handler</text:p>
        </draw:rect>
        <draw:custom-shape draw:style-name="gr5" draw:text-style-name="P4" draw:layer="layout" svg:width="4.5cm" svg:height="3.5cm" svg:x="8cm" svg:y="4cm">
          <text:p text:style-name="P3"><text:span text:style-name="T1">Accept socket</text:span></text:p>
          <text:p text:style-name="P3"><text:span text:style-name="T1">connections</text:span></text:p>
          <text:p text:style-name="P3"><text:span text:style-name="T1">and put them</text:span></text:p>
          <text:p text:style-name="P3"><text:span text:style-name="T1">in a thread pool</text:span></text:p>
          <draw:enhanced-geometry svg:viewBox="0 0 21600 21600" draw:text-areas="3000 3320 17110 17330" draw:type="cloud-callout" draw:modifiers="6017.8626971784 34013.36760925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6" draw:text-style-name="P1" draw:layer="layout" svg:x1="5cm" svg:y1="13.5cm" svg:x2="6.5cm" svg:y2="11.5cm">
          <text:p/>
        </draw:line>
        <draw:rect draw:style-name="gr4" draw:text-style-name="P1" draw:layer="layout" svg:width="6cm" svg:height="1.5cm" svg:x="13.9cm" svg:y="13.5cm">
          <text:p text:style-name="P1">HTTP Session</text:p>
        </draw:rect>
        <draw:line draw:style-name="gr6" draw:text-style-name="P1" draw:layer="layout" svg:x1="12.5cm" svg:y1="11.5cm" svg:x2="14cm" svg:y2="13.5cm">
          <text:p/>
        </draw:line>
        <draw:custom-shape draw:style-name="gr5" draw:text-style-name="P4" draw:layer="layout" svg:width="6.5cm" svg:height="4.5cm" svg:x="13cm" svg:y="6cm">
          <text:p text:style-name="P4">Parse incoming requestes</text:p>
          <text:p text:style-name="P4">and create an HTTP Session</text:p>
          <text:p text:style-name="P4">(who can manage severals</text:p>
          <text:p text:style-name="P4">requests in Keep-Alive)</text:p>
          <draw:enhanced-geometry svg:viewBox="0 0 21600 21600" draw:text-areas="3000 3320 17110 17330" draw:type="cloud-callout" draw:modifiers="13044.3931702815 34513.93023772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rect draw:style-name="gr4" draw:text-style-name="P1" draw:layer="layout" svg:width="6cm" svg:height="1.5cm" svg:x="14cm" svg:y="17.5cm">
          <text:p text:style-name="P1">Request Handler</text:p>
        </draw:rect>
        <draw:line draw:style-name="gr6" draw:text-style-name="P1" draw:layer="layout" svg:x1="18.5cm" svg:y1="15cm" svg:x2="18.5cm" svg:y2="17.5cm">
          <text:p/>
        </draw:line>
        <draw:custom-shape draw:style-name="gr5" draw:text-style-name="P4" draw:layer="layout" svg:width="4.5cm" svg:height="3.5cm" svg:x="13.5cm" svg:y="20cm">
          <text:p text:style-name="P4">Handle request </text:p>
          <text:p text:style-name="P4">and fill the</text:p>
          <text:p text:style-name="P4">response message</text:p>
          <draw:enhanced-geometry svg:viewBox="0 0 21600 21600" draw:text-areas="3000 3320 17110 17330" draw:mirror-horizontal="false" draw:mirror-vertical="false" draw:type="cloud-callout" draw:modifiers="27968.1848478116 -4781.491002570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6" draw:text-style-name="P1" draw:layer="layout" svg:x1="15.5cm" svg:y1="17.5cm" svg:x2="15.5cm" svg:y2="15cm">
          <text:p/>
        </draw:line>
        <draw:line draw:style-name="gr7" draw:text-style-name="P2" draw:layer="layout" svg:x1="5cm" svg:y1="14.5cm" svg:x2="13.9cm" svg:y2="14.505cm">
          <text:p text:style-name="P2">Send Response</text:p>
        </draw:line>
        <draw:custom-shape draw:style-name="gr5" draw:text-style-name="P4" draw:layer="layout" svg:width="10cm" svg:height="7cm" svg:x="2.5cm" svg:y="16cm">
          <text:p text:style-name="P4">The proper requestHandler is choosen</text:p>
          <text:p text:style-name="P4">regarding the request URL. If the ressource</text:p>
          <text:p text:style-name="P4">needs an authorization, the authentication is</text:p>
          <text:p text:style-name="P4">performed here. The response body is put in</text:p>
          <text:p text:style-name="P4">Cache when it make sense.</text:p>
          <text:p text:style-name="P4">And, finally the request is logged when</text:p>
          <text:p text:style-name="P4">Log is activated in settings.</text:p>
          <draw:enhanced-geometry svg:viewBox="0 0 21600 21600" draw:text-areas="3000 3320 17110 17330" draw:type="cloud-callout" draw:modifiers="26010.2789721028 -2008.513069561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annick Trinh</meta:initial-creator>
    <meta:creation-date>2011-04-06T16:51:12.13</meta:creation-date>
    <dc:date>2011-04-06T18:16:13.40</dc:date>
    <dc:creator>Yannick Trinh</dc:creator>
    <meta:editing-duration>PT00H39M28S</meta:editing-duration>
    <meta:editing-cycles>3</meta:editing-cycles>
    <meta:generator>OpenOffice.org/3.2$Win32 OpenOffice.org_project/320m12$Build-9483</meta:generator>
    <meta:document-statistic meta:object-count="16"/>
  </office:meta>
</office:document-meta>
</file>